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Text_20_body" style:list-style-name="L1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</style:style>
    <style:style style:name="P13" style:family="paragraph" style:parent-style-name="Text_20_body" style:list-style-name="L5"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11">
      <style:paragraph-properties fo:margin-top="0in" fo:margin-bottom="0in"/>
    </style:style>
    <style:style style:name="P74" style:family="paragraph" style:parent-style-name="Text_20_body" style:list-style-name="L12">
      <style:paragraph-properties fo:margin-top="0in" fo:margin-bottom="0in"/>
    </style:style>
    <style:style style:name="P75" style:family="paragraph" style:parent-style-name="Text_20_body" style:list-style-name="L13">
      <style:paragraph-properties fo:margin-top="0in" fo:margin-bottom="0in"/>
    </style:style>
    <style:style style:name="P76" style:family="paragraph" style:parent-style-name="Text_20_body" style:list-style-name="L14">
      <style:paragraph-properties fo:margin-top="0in" fo:margin-bottom="0in"/>
    </style:style>
    <style:style style:name="P77" style:family="paragraph" style:parent-style-name="Text_20_body" style:list-style-name="L15">
      <style:paragraph-properties fo:margin-top="0in" fo:margin-bottom="0in"/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  <style:paragraph-properties fo:margin-top="0in" fo:margin-bottom="0in"/>
    </style:style>
    <style:style style:name="P99" style:family="paragraph" style:parent-style-name="Text_20_body" style:list-style-name="L17">
    </style:style>
    <style:style style:name="P100" style:family="paragraph" style:parent-style-name="Text_20_body" style:list-style-name="L18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</office:automatic-styles>
  <office:body>
    <office:text>
      <text:h text:style-name="Title">APENDICE I - Guión desarrollo aplicación Java en Linux</text:h>
      <text:p text:style-name="Author">Adolfo Sanz De Diego</text:p>
      <text:p text:style-name="Date">Junio de 2011</text:p>
      <text:h text:style-name="Heading_20_1" text:outline-level="1">Instalar Java</text:h>
      <text:p text:style-name="First_20_paragraph">Eclipse (con su dependencia de Java)</text:p>
      <text:p text:style-name="P1">apt-get install eclipse</text:p>
      <text:p text:style-name="First_20_paragraph">Los fuentes de Java</text:p>
      <text:list text:style-name="L1">
        <text:list-item>
          <text:p text:style-name="P2">Se instalan en /usr/lib/jvm/java-6-openjdk/srz.zip</text:p>
        </text:list-item>
        <text:list-item>
          <text:p text:style-name="P2">Utiles para debug en el Eclipse</text:p>
        </text:list-item>
      </text:list>
      <text:p text:style-name="P3">apt-get install openjdk-6-source</text:p>
      <text:h text:style-name="Heading_20_1" text:outline-level="1">Instalar MySQL</text:h>
      <text:p text:style-name="First_20_paragraph">MySQL Server</text:p>
      <text:p text:style-name="P4">apt-get install mysql-server</text:p>
      <text:p text:style-name="First_20_paragraph">MySQL Workbench</text:p>
      <text:list text:style-name="L2">
        <text:list-item>
          <text:p text:style-name="P5">Descargar e instalar el paquete DEB para ubuntu:</text:p>
          <text:list text:style-name="L3">
            <text:list-item>
              <text:p text:style-name="P6"><text:a xlink:type="simple" xlink:href="http://dev.mysql.com/downloads/workbench/" office:name=""><text:span text:style-name="Definition">http://dev.mysql.com/downloads/workbench/</text:span></text:a></text:p>
            </text:list-item>
          </text:list>
        </text:list-item>
      </text:list>
      <text:h text:style-name="Heading_20_1" text:outline-level="1">Otras instalaciones</text:h>
      <text:p text:style-name="First_20_paragraph">GraphViz y PlotUtils (necesarios para UMLGraph)</text:p>
      <text:p text:style-name="P7">apt-get install graphviz</text:p>
      <text:p text:style-name="P8">apt-get install plotutils</text:p>
      <text:h text:style-name="Heading_20_1" text:outline-level="1">Maven</text:h>
      <text:p text:style-name="First_20_paragraph">Instalar maven2</text:p>
      <text:p text:style-name="P9">apt-get install maven2</text:p>
      <text:p text:style-name="First_20_paragraph">Crear un proyecto:</text:p>
      <text:p text:style-name="P10">mvn archetype:generate</text:p>
      <text:p text:style-name="First_20_paragraph">Construir un proyecto:</text:p>
      <text:p text:style-name="P11">mvn clean install site</text:p>
      <text:h text:style-name="Heading_20_1" text:outline-level="1">Maven y Eclipse</text:h>
      <text:p text:style-name="First_20_paragraph">Para instalar un plugin en Eclipse:</text:p>
      <text:list text:style-name="L4">
        <text:list-item>
          <text:p text:style-name="P12"><text:span text:style-name="T1">Help</text:span><text:span text:style-name="T2"> </text:span><text:span text:style-name="T3">&gt;</text:span><text:span text:style-name="T4"> </text:span><text:span text:style-name="T5">Install</text:span><text:span text:style-name="T6"> </text:span><text:span text:style-name="T7">New</text:span><text:span text:style-name="T8"> </text:span><text:span text:style-name="T9">Software...</text:span></text:p>
        </text:list-item>
        <text:list-item>
          <text:p text:style-name="P12"><text:a xlink:type="simple" xlink:href="http://m2eclipse.sonatype.org/installing-m2eclipse.html" office:name=""><text:span text:style-name="Definition">http://m2eclipse.sonatype.org/installing-m2eclipse.html</text:span></text:a></text:p>
        </text:list-item>
      </text:list>
      <text:p text:style-name="First_20_paragraph">Nos permite:</text:p>
      <text:list text:style-name="L5">
        <text:list-item>
          <text:p text:style-name="P13">crear/importar proyectos maven</text:p>
        </text:list-item>
        <text:list-item>
          <text:p text:style-name="P13">descarga y actualiza dependencias automaticamente</text:p>
        </text:list-item>
        <text:list-item>
          <text:p text:style-name="P13">editor visual de pom.xml</text:p>
        </text:list-item>
        <text:list-item>
          <text:p text:style-name="P13">presentación gráfica de dependencias</text:p>
        </text:list-item>
      </text:list>
      <text:h text:style-name="Heading_20_1" text:outline-level="1">Plugins de Eclipse</text:h>
      <text:p text:style-name="First_20_paragraph">Para instalar un plugin en Eclipse:</text:p>
      <text:list text:style-name="L6">
        <text:list-item>
          <text:p text:style-name="P14"><text:span text:style-name="T10">Help</text:span><text:span text:style-name="T11"> </text:span><text:span text:style-name="T12">&gt;</text:span><text:span text:style-name="T13"> </text:span><text:span text:style-name="T14">Install</text:span><text:span text:style-name="T15"> </text:span><text:span text:style-name="T16">New</text:span><text:span text:style-name="T17"> </text:span><text:span text:style-name="T18">Software...</text:span></text:p>
        </text:list-item>
      </text:list>
      <text:p text:style-name="First_20_paragraph">Plugins:</text:p>
      <text:list text:style-name="L7">
        <text:list-item>
          <text:p text:style-name="P15"><text:span text:style-name="T19">PDM</text:span>:</text:p>
          <text:list text:style-name="L8">
            <text:list-item>
              <text:p text:style-name="P16"><text:a xlink:type="simple" xlink:href="http://pmd.sourceforge.net/eclipse/" office:name=""><text:span text:style-name="Definition">http://pmd.sourceforge.net/eclipse/</text:span></text:a></text:p>
            </text:list-item>
          </text:list>
        </text:list-item>
        <text:list-item>
          <text:p text:style-name="P15"><text:span text:style-name="T20">CheckStyle</text:span>:</text:p>
          <text:list text:style-name="L9">
            <text:list-item>
              <text:p text:style-name="P17"><text:a xlink:type="simple" xlink:href="http://eclipse-cs.sf.net/update/" office:name=""><text:span text:style-name="Definition">http://eclipse-cs.sf.net/update/</text:span></text:a></text:p>
            </text:list-item>
          </text:list>
        </text:list-item>
        <text:list-item>
          <text:p text:style-name="P15"><text:span text:style-name="T21">FindBugs</text:span>:</text:p>
          <text:list text:style-name="L10">
            <text:list-item>
              <text:p text:style-name="P18"><text:a xlink:type="simple" xlink:href="http://findbugs.cs.umd.edu/eclipse/" office:name=""><text:span text:style-name="Definition">http://findbugs.cs.umd.edu/eclipse/</text:span></text:a></text:p>
            </text:list-item>
          </text:list>
        </text:list-item>
      </text:list>
      <text:h text:style-name="Heading_20_1" text:outline-level="1">Plugins de Maven</text:h>
      <text:p text:style-name="First_20_paragraph">pom.xml</text:p>
      <text:p text:style-name="P19">&lt;reporting&gt;</text:p>
      <text:p text:style-name="P20"><text:s text:c="2"/>&lt;plugins&gt;</text:p>
      <text:p text:style-name="P21"><text:s text:c="4"/>&lt;plugin&gt;</text:p>
      <text:p text:style-name="P22"><text:s text:c="6"/>...</text:p>
      <text:p text:style-name="P23"><text:s text:c="4"/>&lt;/plugin&gt;</text:p>
      <text:p text:style-name="P24"><text:s text:c="4"/>&lt;plugin&gt;</text:p>
      <text:p text:style-name="P25"><text:s text:c="6"/>...</text:p>
      <text:p text:style-name="P26"><text:s text:c="4"/>&lt;/plugin&gt;</text:p>
      <text:p text:style-name="P27"><text:s text:c="2"/>&lt;/plugins&gt;</text:p>
      <text:p text:style-name="P28">&lt;/reporting&gt;</text:p>
      <text:p text:style-name="First_20_paragraph">UmlGraphDoc</text:p>
      <text:p text:style-name="P29">&lt;plugin&gt;</text:p>
      <text:p text:style-name="P30"><text:s text:c="2"/>&lt;groupId&gt;org.apache.maven.plugins&lt;/groupId&gt;</text:p>
      <text:p text:style-name="P31"><text:s text:c="2"/>&lt;artifactId&gt;maven-javadoc-plugin&lt;/artifactId&gt;</text:p>
      <text:p text:style-name="P32"><text:s text:c="2"/>&lt;configuration&gt;</text:p>
      <text:p text:style-name="P33"><text:s text:c="4"/>&lt;show&gt;private&lt;/show&gt;</text:p>
      <text:p text:style-name="P34"><text:s text:c="4"/>&lt;doclet&gt;org.umlgraph.doclet.UmlGraphDoc&lt;/doclet&gt;</text:p>
      <text:p text:style-name="P35"><text:s text:c="4"/>&lt;docletArtifact&gt;</text:p>
      <text:p text:style-name="P36"><text:s text:c="6"/>&lt;groupId&gt;org.umlgraph&lt;/groupId&gt;</text:p>
      <text:p text:style-name="P37"><text:s text:c="6"/>&lt;artifactId&gt;doclet&lt;/artifactId&gt;</text:p>
      <text:p text:style-name="P38"><text:s text:c="6"/>&lt;version&gt;5.1&lt;/version&gt;</text:p>
      <text:p text:style-name="P39"><text:s text:c="4"/>&lt;/docletArtifact&gt;</text:p>
      <text:p text:style-name="P40"><text:s text:c="4"/>&lt;additionalparam&gt;</text:p>
      <text:p text:style-name="P41"><text:s text:c="2"/>-attributes -operations -visibility -types -enumerations -enumconstants -views -hide java.*</text:p>
      <text:p text:style-name="P42"><text:s text:c="2"/>-inferdep -inferdepinpackage -inferdepvis -inferrel -inferreltype</text:p>
      <text:p text:style-name="P43"><text:s text:c="4"/>&lt;/additionalparam&gt;</text:p>
      <text:p text:style-name="P44"><text:s text:c="4"/>&lt;useStandardDocletOptions&gt;true&lt;/useStandardDocletOptions&gt;</text:p>
      <text:p text:style-name="P45"><text:s text:c="2"/>&lt;/configuration&gt;</text:p>
      <text:p text:style-name="P46">&lt;/plugin&gt;</text:p>
      <text:p text:style-name="First_20_paragraph">PMD</text:p>
      <text:p text:style-name="P47">&lt;plugin&gt;</text:p>
      <text:p text:style-name="P48"><text:s text:c="2"/>&lt;groupId&gt;org.apache.maven.plugins&lt;/groupId&gt;</text:p>
      <text:p text:style-name="P49"><text:s text:c="2"/>&lt;artifactId&gt;maven-pmd-plugin&lt;/artifactId&gt;</text:p>
      <text:p text:style-name="P50"><text:s text:c="2"/>&lt;version&gt;2.5&lt;/version&gt;</text:p>
      <text:p text:style-name="P51"><text:s text:c="2"/>&lt;configuration&gt;</text:p>
      <text:p text:style-name="P52"><text:s text:c="4"/>&lt;targetJdk&gt;1.5&lt;/targetJdk&gt;</text:p>
      <text:p text:style-name="P53"><text:s text:c="2"/>&lt;/configuration&gt;</text:p>
      <text:p text:style-name="P54">&lt;/plugin&gt;</text:p>
      <text:p text:style-name="First_20_paragraph">CheckStyle</text:p>
      <text:p text:style-name="P55">&lt;plugin&gt;</text:p>
      <text:p text:style-name="P56"><text:s text:c="2"/>&lt;groupId&gt;org.apache.maven.plugins&lt;/groupId&gt;</text:p>
      <text:p text:style-name="P57"><text:s text:c="2"/>&lt;artifactId&gt;maven-checkstyle-plugin&lt;/artifactId&gt;</text:p>
      <text:p text:style-name="P58">&lt;/plugin&gt;</text:p>
      <text:p text:style-name="First_20_paragraph">FindBugs</text:p>
      <text:p text:style-name="P59">&lt;plugin&gt;</text:p>
      <text:p text:style-name="P60"><text:s text:c="2"/>&lt;groupId&gt;org.codehaus.mojo&lt;/groupId&gt;</text:p>
      <text:p text:style-name="P61"><text:s text:c="2"/>&lt;artifactId&gt;findbugs-maven-plugin&lt;/artifactId&gt;</text:p>
      <text:p text:style-name="P62">&lt;/plugin&gt;</text:p>
      <text:p text:style-name="First_20_paragraph">Cobertura</text:p>
      <text:p text:style-name="P63">&lt;plugin&gt;</text:p>
      <text:p text:style-name="P64"><text:s text:c="2"/>&lt;groupId&gt;org.codehaus.mojo&lt;/groupId&gt;</text:p>
      <text:p text:style-name="P65"><text:s text:c="2"/>&lt;artifactId&gt;cobertura-maven-plugin&lt;/artifactId&gt;</text:p>
      <text:p text:style-name="P66"><text:s text:c="2"/>&lt;configuration&gt;</text:p>
      <text:p text:style-name="P67"><text:s text:c="4"/>&lt;formats&gt;</text:p>
      <text:p text:style-name="P68"><text:s text:c="6"/>&lt;format&gt;html&lt;/format&gt;</text:p>
      <text:p text:style-name="P69"><text:s text:c="6"/>&lt;format&gt;xml&lt;/format&gt;</text:p>
      <text:p text:style-name="P70"><text:s text:c="4"/>&lt;/formats&gt;</text:p>
      <text:p text:style-name="P71"><text:s text:c="2"/>&lt;/configuration&gt;</text:p>
      <text:p text:style-name="P72">&lt;/plugin&gt;</text:p>
      <text:h text:style-name="Heading_20_1" text:outline-level="1">Sonar</text:h>
      <text:p text:style-name="First_20_paragraph">Descargar desde:</text:p>
      <text:list text:style-name="L11">
        <text:list-item>
          <text:p text:style-name="P73"><text:a xlink:type="simple" xlink:href="http://www.sonarsource.org/downloads/" office:name=""><text:span text:style-name="Definition">http://www.sonarsource.org/downloads/</text:span></text:a></text:p>
        </text:list-item>
      </text:list>
      <text:p text:style-name="First_20_paragraph">Descomprimir donde guste:</text:p>
      <text:list text:style-name="L12">
        <text:list-item>
          <text:p text:style-name="P74"><text:span text:style-name="T22">$SONAR/</text:span></text:p>
        </text:list-item>
      </text:list>
      <text:p text:style-name="First_20_paragraph">Ejecutar sql para crear esquema:</text:p>
      <text:list text:style-name="L13">
        <text:list-item>
          <text:p text:style-name="P75"><text:span text:style-name="T23">$SONAR/extras/database/mysql/create_database.sql</text:span></text:p>
        </text:list-item>
      </text:list>
      <text:p text:style-name="First_20_paragraph">Comentar derby y descomentar mysql en fichero de propiedades:</text:p>
      <text:list text:style-name="L14">
        <text:list-item>
          <text:p text:style-name="P76"><text:span text:style-name="T24">$SONAR/conf/sonar.properties</text:span></text:p>
        </text:list-item>
      </text:list>
      <text:p text:style-name="First_20_paragraph">Arrancar/Parar/Reiniciar el servidor:</text:p>
      <text:list text:style-name="L15">
        <text:list-item>
          <text:p text:style-name="P77"><text:span text:style-name="T25">$SONAR/bin/[OS]/sonar.sh</text:span><text:span text:style-name="T26"> </text:span><text:span text:style-name="T27">start|stop|restart</text:span></text:p>
        </text:list-item>
      </text:list>
      <text:h text:style-name="Heading_20_1" text:outline-level="1">Sonar y Maven</text:h>
      <text:p text:style-name="First_20_paragraph">Crear: <text:span text:style-name="T28">$HOME/.m2/settings.xml</text:span></text:p>
      <text:p text:style-name="P78">&lt;settings&gt;</text:p>
      <text:p text:style-name="P79"><text:s text:c="4"/>&lt;profiles&gt;</text:p>
      <text:p text:style-name="P80"><text:s text:c="8"/>&lt;profile&gt;</text:p>
      <text:p text:style-name="P81"><text:s text:c="12"/>&lt;id&gt;sonar&lt;/id&gt;</text:p>
      <text:p text:style-name="P82"><text:s text:c="12"/>&lt;activation&gt;</text:p>
      <text:p text:style-name="P83"><text:s text:c="16"/>&lt;activeByDefault&gt;true&lt;/activeByDefault&gt;</text:p>
      <text:p text:style-name="P84"><text:s text:c="12"/>&lt;/activation&gt;</text:p>
      <text:p text:style-name="P85"><text:s text:c="12"/>&lt;properties&gt;</text:p>
      <text:p text:style-name="P86"><text:s text:c="17"/>&lt;sonar.jdbc.url&gt;</text:p>
      <text:p text:style-name="P87"><text:s text:c="18"/>jdbc:mysql://localhost:3306/sonar?useUnicode=true&amp;amp;characterEncoding=utf8</text:p>
      <text:p text:style-name="P88"><text:s text:c="16"/>&lt;/sonar.jdbc.url&gt;</text:p>
      <text:p text:style-name="P89"><text:s text:c="16"/>&lt;sonar.jdbc.driverClassName&gt;com.mysql.jdbc.Driver&lt;/sonar.jdbc.driverClassName&gt;</text:p>
      <text:p text:style-name="P90"><text:s text:c="16"/>&lt;sonar.jdbc.username&gt;sonar&lt;/sonar.jdbc.username&gt;</text:p>
      <text:p text:style-name="P91"><text:s text:c="16"/>&lt;sonar.jdbc.password&gt;sonar&lt;/sonar.jdbc.password&gt;</text:p>
      <text:p text:style-name="P92"><text:s text:c="16"/>&lt;sonar.host.url&gt;http://localhost:9000&lt;/sonar.host.url&gt;</text:p>
      <text:p text:style-name="P93"><text:s text:c="12"/>&lt;/properties&gt;</text:p>
      <text:p text:style-name="P94"><text:s text:c="8"/>&lt;/profile&gt;</text:p>
      <text:p text:style-name="P95"><text:s text:c="5"/>&lt;/profiles&gt;</text:p>
      <text:p text:style-name="P96">&lt;/settings&gt;</text:p>
      <text:p text:style-name="First_20_paragraph">En la carpeta del proyecto</text:p>
      <text:p text:style-name="P97">mvn sonar:sonar</text:p>
      <text:p text:style-name="First_20_paragraph">Ir a un navegador:</text:p>
      <text:list text:style-name="L16">
        <text:list-item>
          <text:p text:style-name="P98"><text:a xlink:type="simple" xlink:href="http://localhost:9000" office:name=""><text:span text:style-name="Definition">http://localhost:9000</text:span></text:a></text:p>
        </text:list-item>
      </text:list>
      <text:h text:style-name="Heading_20_1" text:outline-level="1">Sonar y Eclipse</text:h>
      <text:p text:style-name="First_20_paragraph">Para instalar un plugin en Eclipse:</text:p>
      <text:list text:style-name="L17">
        <text:list-item>
          <text:p text:style-name="P99"><text:span text:style-name="T29">Help</text:span><text:span text:style-name="T30"> </text:span><text:span text:style-name="T31">&gt;</text:span><text:span text:style-name="T32"> </text:span><text:span text:style-name="T33">Install</text:span><text:span text:style-name="T34"> </text:span><text:span text:style-name="T35">New</text:span><text:span text:style-name="T36"> </text:span><text:span text:style-name="T37">Software...</text:span></text:p>
        </text:list-item>
        <text:list-item>
          <text:p text:style-name="P99"><text:a xlink:type="simple" xlink:href="http://dist.sonar-ide.codehaus.org/eclipse/" office:name=""><text:span text:style-name="Definition">http://dist.sonar-ide.codehaus.org/eclipse/</text:span></text:a></text:p>
        </text:list-item>
      </text:list>
      <text:p text:style-name="First_20_paragraph">Enlazar un proyecto:</text:p>
      <text:list text:style-name="L18">
        <text:list-item>
          <text:p text:style-name="P100">Botón derecho en la carpeta del proyecto: <text:span text:style-name="T38">Configure</text:span><text:span text:style-name="T39"> </text:span><text:span text:style-name="T40">&gt;</text:span><text:span text:style-name="T41"> </text:span><text:span text:style-name="T42">Associate</text:span><text:span text:style-name="T43"> </text:span><text:span text:style-name="T44">with</text:span><text:span text:style-name="T45"> </text:span><text:span text:style-name="T46">Sonar...</text:span></text:p>
        </text:list-item>
      </text:list>
      <text:h text:style-name="Heading_20_1" text:outline-level="1">Enlazar URL proyectos con Sonar:</text:h>
      <text:p text:style-name="First_20_paragraph">Instalar <text:span text:style-name="T47">Tomcat</text:span>: (valdría también Apache)</text:p>
      <text:p text:style-name="P101">apt-get install tomcat6</text:p>
      <text:p text:style-name="First_20_paragraph">Enlace simbólico del workspace de <text:span text:style-name="T48">Eclipse</text:span> al webapps de Tomcat:</text:p>
      <text:p text:style-name="P102">sudo ln -s $HOME/workspace /var/lib/tomcat6/webapps/</text:p>
      <text:p text:style-name="First_20_paragraph">modificar URL del proyecto en su <text:span text:style-name="T49">pom.xml</text:span></text:p>
      <text:p text:style-name="P103">&lt;url&gt;http://localhost:8080/workspace/NOMBRE-PROYECTO/target/site/...html&lt;/ur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ENDICE I - Guión desarrollo aplicación Java en Linux</dc:title>
  </office:meta>
</office:document-meta>
</file>